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center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Calibri1" fo:font-size="8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2pt" fo:font-weight="normal" officeooo:rsid="000d6906" officeooo:paragraph-rsid="000d6906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2pt" fo:font-weight="normal" officeooo:rsid="000deac6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rsid="000d6906" officeooo:paragraph-rsid="000d6906" fo:background-color="transparent" style:font-name-asian="Calibri1" style:font-name-complex="Calibri1"/>
    </style:style>
    <style:style style:name="P7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rsid="000deac6" officeooo:paragraph-rsid="000deac6" fo:background-color="transparent" style:font-name-asian="Calibri1" style:font-name-complex="Calibri1"/>
    </style:style>
    <style:style style:name="P8" style:family="paragraph" style:parent-style-name="Standard">
      <style:paragraph-properties fo:margin-top="0in" fo:margin-bottom="0.139in" loext:contextual-spacing="false" fo:line-height="115%" fo:text-align="justify" style:justify-single-word="false"/>
    </style:style>
    <style:style style:name="P9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use-window-font-color="true" style:font-name="Calibri1" fo:font-size="8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2pt" fo:font-weight="normal" officeooo:rsid="0011a16e" officeooo:paragraph-rsid="0011a16e" fo:background-color="transparent" style:font-name-asian="Calibri1" style:font-size-asian="10.5pt" style:font-name-complex="Calibri1" style:font-size-complex="12pt"/>
    </style:style>
    <style:style style:name="P11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2pt" fo:font-weight="normal" officeooo:rsid="000d6906" officeooo:paragraph-rsid="0011a16e" fo:background-color="transparent" style:font-name-asian="Calibri1" style:font-size-asian="10.5pt" style:font-name-complex="Calibri1" style:font-size-complex="12pt"/>
    </style:style>
    <style:style style:name="P12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rsid="000d6906" officeooo:paragraph-rsid="000d6906" fo:background-color="transparent" style:font-name-asian="Calibri1" style:font-name-complex="Calibri1"/>
    </style:style>
    <style:style style:name="P13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rsid="0011a16e" officeooo:paragraph-rsid="0011a16e" fo:background-color="transparent" style:font-name-asian="Calibri1" style:font-name-complex="Calibri1"/>
    </style:style>
    <style:style style:name="P14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style:use-window-font-color="true" style:font-name="Calibri1" fo:font-size="11pt" fo:font-weight="normal" officeooo:paragraph-rsid="000f3b8a" fo:background-color="transparent" style:font-name-asian="Calibri1" style:font-name-complex="Calibri1"/>
    </style:style>
    <style:style style:name="P15" style:family="paragraph" style:parent-style-name="Standard">
      <style:paragraph-properties fo:margin-top="0in" fo:margin-bottom="0.139in" loext:contextual-spacing="false" fo:line-height="115%" fo:text-align="justify" style:justify-single-word="false"/>
      <style:text-properties officeooo:rsid="0011a16e" officeooo:paragraph-rsid="0011a16e"/>
    </style:style>
    <style:style style:name="T1" style:family="text">
      <style:text-properties style:use-window-font-color="true" style:font-name="Calibri1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4pt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4" style:family="text">
      <style:text-properties officeooo:rsid="000deac6"/>
    </style:style>
    <style:style style:name="T5" style:family="text">
      <style:text-properties officeooo:rsid="000f3b8a"/>
    </style:style>
    <style:style style:name="T6" style:family="text">
      <style:text-properties officeooo:rsid="0011a1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tilisation de l'imprimante 3d du HUB</text:span><text:span text:style-name="T2">*</text:span></text:p>
      <text:p text:style-name="P2">Pour toute question, voire avec Casal_g, Fernan_w, ou Cuny_a</text:p>
      <text:p text:style-name="P2"/>
      <text:p text:style-name="P2"/>
      <text:p text:style-name="P10">Tous les fichiers nécessaires à l'utilisation de l'imprimante 3d du HUB se trouvent sur ce GitHUB :</text:p>
      <text:p text:style-name="P11"><text:a xlink:type="simple" xlink:href="https://github.com/3dPrintHUB/R3dPrintHUB" text:style-name="Internet_20_link" text:visited-style-name="Visited_20_Internet_20_Link">https://github.com/3dPrintHUB/R3dPrintHUB</text:a></text:p>
      <text:p text:style-name="P15"><text:span text:style-name="T3">Pour le récupérer sous Linux : git clone </text:span><text:a xlink:type="simple" xlink:href="https://github.com/" text:style-name="Internet_20_link" text:visited-style-name="Visited_20_Internet_20_Link">https://github.com</text:a><text:span text:style-name="T3"><text:tab/>/3dPrintHUB/R3dPrintHUB</text:span></text:p>
      <text:p text:style-name="P8"><text:span text:style-name="T3"/></text:p>
      <text:p text:style-name="P8"><text:span text:style-name="T3">Tout d'abord, installer les drivers permettants au logiciel de reconnaître l'imprimantes.</text:span></text:p>
      <text:p text:style-name="P3">Une fois téléchargé, il suffit d<text:span text:style-name="T4">'éxecuter le “Les_drivers.exe” et de faire l'installation</text:span>.</text:p>
      <text:p text:style-name="P4"/>
      <text:p text:style-name="P3">Puis, récupérez le logiciel “interface” permettant d'utiliser l'imprimante. <text:span text:style-name="T6">Il se trouve dans le dossier “logiciel”.</text:span></text:p>
      <text:p text:style-name="P6">Il est en direct play, c'est à dire, pas besoin d'installation particulière non plus. Vous déposez le tout sur le bureau par exemple, et c'est prêt.</text:p>
      <text:p text:style-name="P6"/>
      <text:p text:style-name="P13">Le “document.odt” est une copie de cette feuille.</text:p>
      <text:p text:style-name="P13"/>
      <text:p text:style-name="P13">Le logiciel étant un “.exe” il est nécessaire d'être sous windows pour l'utiliser.</text:p>
      <text:p text:style-name="P6"/>
      <text:p text:style-name="P7">Ensuite, démarrez l'imprimante, connectez la à votre pc, et démarrez le logiciel. A partir de là, il vous suffit de charger votre représentation, <text:span text:style-name="T5">et lancer l'impression.</text:span></text:p>
      <text:p text:style-name="P14"><text:span text:style-name="T5">Rien de très compliqué, grâce à notre dur labeur de paramétrage de l'imprimante.</text:span></text:p>
      <text:p text:style-name="P14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7T08:40:42.741272415</dc:date>
    <meta:editing-duration>PT16M14S</meta:editing-duration>
    <meta:editing-cycles>2</meta:editing-cycles>
    <meta:generator>LibreOffice/4.3.7.2$Linux_X86_64 LibreOffice_project/430m0$Build-2</meta:generator>
    <meta:document-statistic meta:table-count="0" meta:image-count="0" meta:object-count="0" meta:page-count="2" meta:paragraph-count="13" meta:word-count="167" meta:character-count="1144" meta:non-whitespace-character-count="990"/>
  </office:meta>
</office:document-meta>
</file>